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5mm" svg:height="90.05mm" svg:x="26.97mm" svg:y="109.16mm">
            <draw:object draw:notify-on-update-of-ranges="Sheet1.B4:Sheet1.B4 Sheet1.C4:Sheet1.I4 Sheet1.B5:Sheet1.B5 Sheet1.C5:Sheet1.I5 Sheet1.C4:Sheet1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271.28mm" svg:y="107.31mm">
            <draw:object draw:notify-on-update-of-ranges="Sheet1.B7:Sheet1.B7 Sheet1.C7:Sheet1.J7 Sheet1.B8:Sheet1.B8 Sheet1.C8:Sheet1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optimised refere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02:55.890808248</meta:creation-date>
    <meta:generator>LibreOffice/6.0.7.3$Linux_X86_64 LibreOffice_project/00m0$Build-3</meta:generator>
    <dc:date>2019-01-23T21:36:54.228550651</dc:date>
    <meta:editing-duration>PT10S</meta:editing-duration>
    <meta:editing-cycles>1</meta:editing-cycles>
    <meta:document-statistic meta:table-count="2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row-mapping="0" chart:style-name="ch1">
        <chart:title svg:x="5.714cm" svg:y="0.316cm" chart:style-name="ch2">
          <text:p>max_iter_versus_time</text:p>
        </chart:title>
        <chart:legend chart:legend-position="end" svg:x="12.34cm" svg:y="4.204cm" style:legend-expansion="high" chart:style-name="ch3"/>
        <chart:plot-area chart:style-name="ch4" table:cell-range-address="Sheet1.B4:Sheet1.I5" chart:data-source-has-labels="both" svg:x="1.33cm" svg:y="1.275cm" svg:width="10.691cm" svg:height="6.57cm">
          <chartooo:coordinate-region svg:x="1.951cm" svg:y="1.474cm" svg:width="9.421cm" svg:height="5.724cm"/>
          <chart:axis chart:dimension="x" chart:name="primary-x" chart:style-name="ch5" chartooo:axis-type="auto">
            <chart:title svg:x="5.612cm" svg:y="8.025cm" chart:style-name="ch6">
              <text:p>Max iterations</text:p>
            </chart:title>
            <chart:categories table:cell-range-address="Sheet1.C4:Sheet1.I4"/>
          </chart:axis>
          <chart:axis chart:dimension="y" chart:name="primary-y" chart:style-name="ch5">
            <chart:title svg:x="0.451cm" svg:y="5.226cm" chart:style-name="ch7">
              <text:p>Time (S)</text:p>
            </chart:title>
            <chart:grid chart:style-name="ch8" chart:class="major"/>
          </chart:axis>
          <chart:series chart:style-name="ch9" chart:values-cell-range-address="Sheet1.C5:Sheet1.I5" chart:label-cell-address="Sheet1.B5:Sheet1.B5" chart:class="chart:scatter">
            <chart:domain table:cell-range-address="Sheet1.C4:Sheet1.I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4:Sheet1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4:Sheet1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</text:p>
                <draw:g>
                  <svg:desc>Sheet1.B5:Sheet1.B5</svg:desc>
                </draw:g>
              </table:table-cell>
              <table:table-cell office:value-type="float" office:value="0.002">
                <text:p>0.002</text:p>
                <draw:g>
                  <svg:desc>Sheet1.C5:Sheet1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title svg:x="5.582cm" svg:y="0.316cm" chart:style-name="ch2">
          <text:p>dimension_versus_time</text:p>
        </chart:title>
        <chart:legend chart:legend-position="end" svg:x="12.368cm" svg:y="4.203cm" style:legend-expansion="high" chart:style-name="ch3"/>
        <chart:plot-area chart:style-name="ch4" table:cell-range-address="Sheet1.B7:Sheet1.J8" chart:data-source-has-labels="column" svg:x="1.331cm" svg:y="1.275cm" svg:width="10.717cm" svg:height="6.569cm">
          <chartooo:coordinate-region svg:x="1.767cm" svg:y="1.474cm" svg:width="9.909cm" svg:height="5.723cm"/>
          <chart:axis chart:dimension="x" chart:name="primary-x" chart:style-name="ch5">
            <chart:title svg:x="5.388cm" svg:y="8.024cm" chart:style-name="ch6">
              <text:p>Dimension (NxN)</text:p>
            </chart:title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Sheet1.C8:Sheet1.J8" chart:label-cell-address="Sheet1.B8:Sheet1.B8" chart:class="chart:scatter">
            <chart:domain table:cell-range-address="Sheet1.C7:Sheet1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C7:Sheet1.J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xecution time</text:p>
                <draw:g>
                  <svg:desc>Sheet1.B8:Sheet1.B8</svg:desc>
                </draw:g>
              </table:table-cell>
              <table:table-cell office:value-type="float" office:value="0.173">
                <text:p>0.173</text:p>
                <draw:g>
                  <svg:desc>Sheet1.C8:Sheet1.J8</svg:desc>
                </draw:g>
              </table:table-cell>
              <table:table-cell office:value-type="float" office:value="0.744">
                <text:p>0.744</text:p>
              </table:table-cell>
              <table:table-cell office:value-type="float" office:value="1.735">
                <text:p>1.735</text:p>
              </table:table-cell>
              <table:table-cell office:value-type="float" office:value="2.82">
                <text:p>2.82</text:p>
              </table:table-cell>
              <table:table-cell office:value-type="float" office:value="4.156">
                <text:p>4.156</text:p>
              </table:table-cell>
              <table:table-cell office:value-type="float" office:value="6.344">
                <text:p>6.344</text:p>
              </table:table-cell>
              <table:table-cell office:value-type="float" office:value="8.498">
                <text:p>8.498</text:p>
              </table:table-cell>
              <table:table-cell office:value-type="float" office:value="10.696">
                <text:p>10.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